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cm" svg:y1="28.535cm" svg:x2="7.677cm" svg:y2="10cm">
          <text:p/>
        </draw:line>
        <draw:line draw:style-name="gr2" draw:text-style-name="P1" draw:layer="layout" svg:x1="27.544cm" svg:y1="14.059cm" svg:x2="7.644cm" svg:y2="10.079cm">
          <text:p/>
        </draw:line>
        <draw:line draw:style-name="gr2" draw:text-style-name="P1" draw:layer="layout" svg:x1="23.444cm" svg:y1="32.459cm" svg:x2="3.544cm" svg:y2="28.479cm">
          <text:p/>
        </draw:line>
        <draw:line draw:style-name="gr2" draw:text-style-name="P1" draw:layer="layout" svg:x1="27.5cm" svg:y1="36.951cm" svg:x2="27.5cm" svg:y2="14cm">
          <text:p/>
        </draw:line>
        <draw:line draw:style-name="gr2" draw:text-style-name="P1" draw:layer="layout" svg:x1="8.029cm" svg:y1="29.346cm" svg:x2="8.028cm" svg:y2="36.921cm">
          <text:p/>
        </draw:line>
        <draw:line draw:style-name="gr2" draw:text-style-name="P1" draw:layer="layout" svg:x1="27.49cm" svg:y1="37cm" svg:x2="8.03cm" svg:y2="37cm">
          <text:p/>
        </draw:line>
        <draw:rect draw:style-name="gr3" draw:text-style-name="P1" draw:layer="layout" svg:width="14.007cm" svg:height="3.005cm" draw:transform="skewX (0.00872664625997166) rotate (-0.196175007924163) translate (11.208cm 12.283cm)">
          <text:p text:style-name="P1">vent cutout 14x3 cm</text:p>
        </draw:rect>
        <draw:frame draw:style-name="gr4" draw:layer="layout" svg:width="10.433cm" svg:height="0.962cm" svg:x="3.901cm" svg:y="37.918cm">
          <draw:text-box>
            <text:p>ALyX side panel template 27x25c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Connors</meta:initial-creator>
    <meta:creation-date>2014-11-06T19:48:37</meta:creation-date>
    <dc:date>2014-11-06T20:18:02</dc:date>
    <dc:creator>Brian Connors</dc:creator>
    <meta:editing-duration>PT18M40S</meta:editing-duration>
    <meta:editing-cycles>2</meta:editing-cycles>
    <meta:generator>LibreOffice/4.0.0.3$MacOSX_x86 LibreOffice_project/53fd80e80f44edd735c18dbc5b6cde811e0a15c</meta:generator>
    <meta:document-statistic meta:object-count="8"/>
  </office:meta>
</office:document-meta>
</file>